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DataInOrderImpl.getOrdering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DataInOrderImpl.VerificationDataInOrderImpl( InOrderContext inOrder , List &lt; Invocation &gt; allInvocations , MatchableInvocation wan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cationDataInOrderImpl.getAll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DataInOrderImpl.getWa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